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85bd8"/>
    </style:style>
    <style:style style:name="T1" style:family="text">
      <style:text-properties officeooo:rsid="00185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Три типа психического отражения</text:span></text:p>
      <text:p text:style-name="P1"><text:span text:style-name="T1">1) познание</text:span></text:p>
      <text:p text:style-name="P1"><text:span text:style-name="T1">2) эмоции</text:span></text:p>
      <text:p text:style-name="P1"><text:span text:style-name="T1">3) потребностно-мотивационная(побудительная) сфер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9:08:53</meta:creation-date>
    <meta:generator>LibreOffice/3.6$MacOSX_x86 LibreOffice_project/e29a214-2bbed72-0621de6-a97528c-8f066d</meta:generator>
    <dc:date>2012-10-17T09:20:45</dc:date>
    <meta:editing-duration>P0D</meta:editing-duration>
    <meta:editing-cycles>1</meta:editing-cycles>
    <meta:document-statistic meta:table-count="0" meta:image-count="0" meta:object-count="0" meta:page-count="1" meta:paragraph-count="4" meta:word-count="11" meta:character-count="101" meta:non-whitespace-character-count="94"/>
  </office:meta>
</office:document-meta>
</file>